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6" style:parent-style-name="Policepardéfaut" style:family="text">
      <style:text-properties fo:font-weight="bold" style:font-weight-asian="bold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TableColumn10" style:family="table-column">
      <style:table-column-properties style:column-width="3.3423in"/>
    </style:style>
    <style:style style:name="TableColumn11" style:family="table-column">
      <style:table-column-properties style:column-width="3.343in"/>
    </style:style>
    <style:style style:name="Table9" style:family="table">
      <style:table-properties style:width="6.6854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" style:parent-style-name="Policepardéfaut" style:family="text">
      <style:text-properties fo:font-size="10pt" style:font-size-asian="10pt" style:font-size-complex="10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style:text-autospace="none" fo:text-align="end" style:vertical-align="auto"/>
      <style:text-properties style:font-name="Arial" style:font-name-complex="Arial" fo:font-weight="bold" style:font-weight-asian="bold" style:font-weight-complex="bold" fo:color="#00003C" style:letter-kerning="false" fo:font-size="10pt" style:font-size-asian="10pt" style:font-size-complex="10pt" fo:language="en" fo:country="CA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19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20" style:parent-style-name="Policepardéfaut" style:family="text">
      <style:text-properties fo:font-size="10pt" style:font-size-asian="10pt" style:font-size-complex="10pt"/>
    </style:style>
    <style:style style:name="P21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2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P23" style:parent-style-name="DefaultText" style:family="paragraph">
      <style:paragraph-properties fo:text-align="end"/>
    </style:style>
    <style:style style:name="T24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25" style:parent-style-name="Policepardéfaut" style:family="text">
      <style:text-properties fo:font-size="10pt" style:font-size-asian="10pt" style:font-size-complex="10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29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3" style:parent-style-name="DefaultText" style:family="paragraph">
      <style:paragraph-properties fo:text-align="center"/>
    </style:style>
    <style:style style:name="T34" style:parent-style-name="Policepardéfaut" style:family="text">
      <style:text-properties fo:font-weight="bold" style:font-weight-asian="bold" fo:font-size="10pt" style:font-size-asian="10pt" style:font-size-complex="10pt" fo:language="fr" fo:country="CA" style:language-asian="fr" style:country-asian="CA" style:language-complex="ar" style:country-complex="SA"/>
    </style:style>
    <style:style style:name="P35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P36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7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8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39" style:parent-style-name="Policepardéfaut" style:family="text">
      <style:text-properties fo:font-size="10pt" style:font-size-asian="10pt" style:font-size-complex="10pt"/>
    </style:style>
    <style:style style:name="T40" style:parent-style-name="Policepardéfaut" style:family="text">
      <style:text-properties fo:font-weight="bold" style:font-weight-asian="bold" fo:font-size="10pt" style:font-size-asian="10pt" style:font-size-complex="10pt" fo:language="fr" fo:country="CA" style:language-asian="fr" style:country-asian="CA" style:language-complex="ar" style:country-complex="SA"/>
    </style:style>
    <style:style style:name="P41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P4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4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45" style:parent-style-name="Policepardéfaut" style:family="text">
      <style:text-properties fo:font-size="10pt" style:font-size-asian="10pt" style:font-size-complex="10pt"/>
    </style:style>
    <style:style style:name="P46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47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48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49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50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5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Column53" style:family="table-column">
      <style:table-column-properties style:column-width="6.6854in"/>
    </style:style>
    <style:style style:name="Table52" style:family="table">
      <style:table-properties style:width="6.6854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DefaultText" style:family="paragraph">
      <style:text-properties fo:font-weight="bold" style:font-weight-asian="bold" style:font-weight-complex="bold" fo:color="#FF0000"/>
    </style:style>
    <style:style style:name="P57" style:parent-style-name="DefaultText" style:family="paragraph">
      <style:text-properties fo:font-weight="bold" style:font-weight-asian="bold" style:font-weight-complex="bold" fo:color="#FF0000"/>
    </style:style>
    <style:style style:name="P58" style:parent-style-name="DefaultText" style:family="paragraph">
      <style:text-properties fo:font-weight="bold" style:font-weight-asian="bold" style:font-weight-complex="bold" fo:color="#FF0000"/>
    </style:style>
    <style:style style:name="P59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60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6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Column63" style:family="table-column">
      <style:table-column-properties style:column-width="3.3423in"/>
    </style:style>
    <style:style style:name="TableColumn64" style:family="table-column">
      <style:table-column-properties style:column-width="3.343in"/>
    </style:style>
    <style:style style:name="Table62" style:family="table">
      <style:table-properties style:width="6.6854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T67" style:parent-style-name="Policepardéfaut" style:family="text">
      <style:text-properties fo:font-weight="bold" style:font-weight-asian="bold"/>
    </style:style>
    <style:style style:name="T68" style:parent-style-name="Policepardéfaut" style:family="text">
      <style:text-properties fo:font-weight="bold" style:font-weight-asian="bold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P72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T75" style:parent-style-name="Policepardéfaut" style:family="text">
      <style:text-properties fo:font-weight="bold" style:font-weight-asian="bold"/>
    </style:style>
    <style:style style:name="T76" style:parent-style-name="Policepardéfaut" style:family="text">
      <style:text-properties fo:font-weight="bold" style:font-weight-asian="bold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</style:style>
    <style:style style:name="P80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8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82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83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4" style:parent-style-name="DefaultText" style:family="paragraph">
      <style:text-properties fo:font-style="italic" style:font-style-asian="italic" style:font-style-complex="italic"/>
    </style:style>
    <style:style style:name="P85" style:parent-style-name="DefaultText" style:family="paragraph">
      <style:text-properties fo:font-size="10pt" style:font-size-asian="10pt" style:font-size-complex="10pt"/>
    </style:style>
    <style:style style:name="P86" style:parent-style-name="DefaultText" style:family="paragraph">
      <style:text-properties fo:font-size="10pt" style:font-size-asian="10pt" style:font-size-complex="10pt"/>
    </style:style>
    <style:style style:name="P87" style:parent-style-name="DefaultText" style:family="paragraph">
      <style:text-properties fo:font-size="10pt" style:font-size-asian="10pt" style:font-size-complex="10pt"/>
    </style:style>
    <style:style style:name="P88" style:parent-style-name="DefaultText" style:family="paragraph">
      <style:text-properties fo:font-size="10pt" style:font-size-asian="10pt" style:font-size-complex="10pt"/>
    </style:style>
    <style:style style:name="P89" style:parent-style-name="DefaultText" style:family="paragraph">
      <style:text-properties fo:font-size="10pt" style:font-size-asian="10pt" style:font-size-complex="10pt"/>
    </style:style>
    <style:style style:name="P90" style:parent-style-name="DefaultText" style:family="paragraph">
      <style:text-properties fo:font-size="10pt" style:font-size-asian="10pt" style:font-size-complex="10pt"/>
    </style:style>
    <style:style style:name="P91" style:parent-style-name="Standard" style:family="paragraph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Standard" style:family="paragraph">
      <style:text-properties fo:font-size="10pt" style:font-size-asian="10pt" style:font-size-complex="10pt"/>
    </style:style>
    <style:style style:name="P94" style:parent-style-name="DefaultText" style:family="paragraph">
      <style:text-properties fo:font-size="10pt" style:font-size-asian="10pt" style:font-size-complex="10pt"/>
    </style:style>
    <style:style style:name="P95" style:parent-style-name="DefaultText" style:family="paragraph">
      <style:text-properties fo:font-size="10pt" style:font-size-asian="10pt" style:font-size-complex="10pt"/>
    </style:style>
    <style:style style:name="P96" style:parent-style-name="DefaultText" style:family="paragraph">
      <style:text-properties fo:font-size="10pt" style:font-size-asian="10pt" style:font-size-complex="10pt"/>
    </style:style>
    <style:style style:name="P97" style:parent-style-name="DefaultText" style:family="paragraph">
      <style:text-properties fo:font-size="10pt" style:font-size-asian="10pt" style:font-size-complex="10pt"/>
    </style:style>
    <style:style style:name="P98" style:parent-style-name="DefaultText" style:family="paragraph">
      <style:text-properties fo:font-size="10pt" style:font-size-asian="10pt" style:font-size-complex="10pt"/>
    </style:style>
    <style:style style:name="P99" style:parent-style-name="DefaultText" style:family="paragraph">
      <style:text-properties fo:font-size="10pt" style:font-size-asian="10pt" style:font-size-complex="10pt"/>
    </style:style>
    <style:style style:name="P100" style:parent-style-name="DefaultText" style:family="paragraph">
      <style:text-properties fo:font-size="10pt" style:font-size-asian="10pt" style:font-size-complex="10pt"/>
    </style:style>
    <style:style style:name="P101" style:parent-style-name="DefaultText" style:family="paragraph">
      <style:text-properties fo:font-size="10pt" style:font-size-asian="10pt" style:font-size-complex="10pt"/>
    </style:style>
    <style:style style:name="P102" style:parent-style-name="DefaultText" style:family="paragraph">
      <style:text-properties fo:font-size="10pt" style:font-size-asian="10pt" style:font-size-complex="10pt"/>
    </style:style>
    <style:style style:name="P103" style:parent-style-name="DefaultText" style:family="paragraph">
      <style:text-properties fo:font-size="10pt" style:font-size-asian="10pt" style:font-size-complex="10pt"/>
    </style:style>
    <style:style style:name="P104" style:parent-style-name="DefaultText" style:family="paragraph">
      <style:text-properties fo:font-size="10pt" style:font-size-asian="10pt" style:font-size-complex="10pt"/>
    </style:style>
    <style:style style:name="P105" style:parent-style-name="Standard" style:family="paragraph">
      <style:text-properties fo:font-size="10pt" style:font-size-asian="10pt" style:font-size-complex="10pt"/>
    </style:style>
    <style:style style:name="P106" style:parent-style-name="Standard" style:family="paragraph">
      <style:text-properties fo:font-size="10pt" style:font-size-asian="10pt" style:font-size-complex="10pt"/>
    </style:style>
    <style:style style:name="P107" style:parent-style-name="DefaultText" style:family="paragraph">
      <style:text-properties fo:font-size="10pt" style:font-size-asian="10pt" style:font-size-complex="10pt"/>
    </style:style>
    <style:style style:name="P108" style:parent-style-name="DefaultText" style:family="paragraph">
      <style:text-properties fo:font-size="10pt" style:font-size-asian="10pt" style:font-size-complex="10pt"/>
    </style:style>
    <style:style style:name="P109" style:parent-style-name="DefaultText" style:family="paragraph">
      <style:text-properties fo:font-size="10pt" style:font-size-asian="10pt" style:font-size-complex="10pt"/>
    </style:style>
    <style:style style:name="P110" style:parent-style-name="DefaultText" style:family="paragraph">
      <style:text-properties fo:font-size="10pt" style:font-size-asian="10pt" style:font-size-complex="10pt"/>
    </style:style>
    <style:style style:name="P111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12" style:parent-style-name="DefaultText" style:family="paragraph">
      <style:text-properties fo:font-style="italic" style:font-style-asian="italic" style:font-style-complex="italic"/>
    </style:style>
    <style:style style:name="P113" style:parent-style-name="DefaultText" style:family="paragraph">
      <style:text-properties fo:font-size="10pt" style:font-size-asian="10pt" style:font-size-complex="10pt"/>
    </style:style>
    <style:style style:name="P114" style:parent-style-name="DefaultText" style:family="paragraph">
      <style:text-properties fo:font-size="10pt" style:font-size-asian="10pt" style:font-size-complex="10pt"/>
    </style:style>
    <style:style style:name="P115" style:parent-style-name="DefaultText" style:family="paragraph">
      <style:text-properties fo:font-size="10pt" style:font-size-asian="10pt" style:font-size-complex="10pt"/>
    </style:style>
    <style:style style:name="P116" style:parent-style-name="DefaultText" style:family="paragraph">
      <style:text-properties fo:font-size="10pt" style:font-size-asian="10pt" style:font-size-complex="10pt"/>
    </style:style>
    <style:style style:name="P117" style:parent-style-name="DefaultText" style:family="paragraph">
      <style:text-properties fo:font-size="10pt" style:font-size-asian="10pt" style:font-size-complex="10pt"/>
    </style:style>
    <style:style style:name="P118" style:parent-style-name="Standard" style:family="paragraph">
      <style:text-properties fo:font-size="10pt" style:font-size-asian="10pt" style:font-size-complex="10pt"/>
    </style:style>
    <style:style style:name="P119" style:parent-style-name="Standard" style:family="paragraph">
      <style:text-properties fo:font-size="10pt" style:font-size-asian="10pt" style:font-size-complex="10pt"/>
    </style:style>
    <style:style style:name="P120" style:parent-style-name="Standard" style:family="paragraph">
      <style:text-properties fo:font-size="10pt" style:font-size-asian="10pt" style:font-size-complex="10pt"/>
    </style:style>
    <style:style style:name="P121" style:parent-style-name="DefaultText" style:family="paragraph">
      <style:text-properties fo:font-size="10pt" style:font-size-asian="10pt" style:font-size-complex="10pt"/>
    </style:style>
    <style:style style:name="P122" style:parent-style-name="DefaultText" style:family="paragraph">
      <style:text-properties fo:font-size="10pt" style:font-size-asian="10pt" style:font-size-complex="10pt"/>
    </style:style>
    <style:style style:name="P123" style:parent-style-name="DefaultText" style:family="paragraph">
      <style:text-properties fo:font-size="10pt" style:font-size-asian="10pt" style:font-size-complex="10pt"/>
    </style:style>
    <style:style style:name="P124" style:parent-style-name="DefaultText" style:family="paragraph">
      <style:text-properties fo:font-size="10pt" style:font-size-asian="10pt" style:font-size-complex="10pt"/>
    </style:style>
    <style:style style:name="P125" style:parent-style-name="DefaultText" style:family="paragraph">
      <style:text-properties fo:font-size="10pt" style:font-size-asian="10pt" style:font-size-complex="10pt"/>
    </style:style>
    <style:style style:name="P126" style:parent-style-name="DefaultText" style:family="paragraph">
      <style:text-properties fo:font-size="10pt" style:font-size-asian="10pt" style:font-size-complex="10pt"/>
    </style:style>
    <style:style style:name="P127" style:parent-style-name="DefaultText" style:family="paragraph">
      <style:text-properties fo:font-size="10pt" style:font-size-asian="10pt" style:font-size-complex="10pt"/>
    </style:style>
    <style:style style:name="P128" style:parent-style-name="DefaultText" style:family="paragraph">
      <style:text-properties fo:font-size="10pt" style:font-size-asian="10pt" style:font-size-complex="10pt"/>
    </style:style>
    <style:style style:name="P129" style:parent-style-name="DefaultText" style:family="paragraph">
      <style:text-properties fo:font-size="10pt" style:font-size-asian="10pt" style:font-size-complex="10pt"/>
    </style:style>
    <style:style style:name="P130" style:parent-style-name="DefaultText" style:family="paragraph">
      <style:text-properties fo:font-size="10pt" style:font-size-asian="10pt" style:font-size-complex="10pt"/>
    </style:style>
    <style:style style:name="P131" style:parent-style-name="DefaultText" style:family="paragraph">
      <style:text-properties fo:font-size="10pt" style:font-size-asian="10pt" style:font-size-complex="10pt"/>
    </style:style>
    <style:style style:name="P132" style:parent-style-name="DefaultText" style:family="paragraph">
      <style:text-properties fo:font-size="10pt" style:font-size-asian="10pt" style:font-size-complex="10pt"/>
    </style:style>
    <style:style style:name="P133" style:parent-style-name="DefaultText" style:family="paragraph">
      <style:text-properties fo:font-size="10pt" style:font-size-asian="10pt" style:font-size-complex="10pt"/>
    </style:style>
    <style:style style:name="P134" style:parent-style-name="Standard" style:family="paragraph">
      <style:text-properties fo:font-size="10pt" style:font-size-asian="10pt" style:font-size-complex="10pt"/>
    </style:style>
    <style:style style:name="P135" style:parent-style-name="Standard" style:family="paragraph">
      <style:text-properties fo:font-size="10pt" style:font-size-asian="10pt" style:font-size-complex="10pt"/>
    </style:style>
    <style:style style:name="P136" style:parent-style-name="DefaultText" style:family="paragraph">
      <style:text-properties fo:font-size="10pt" style:font-size-asian="10pt" style:font-size-complex="10pt"/>
    </style:style>
    <style:style style:name="P137" style:parent-style-name="DefaultText" style:family="paragraph">
      <style:text-properties fo:font-size="10pt" style:font-size-asian="10pt" style:font-size-complex="10pt"/>
    </style:style>
    <style:style style:name="P138" style:parent-style-name="DefaultText" style:family="paragraph">
      <style:text-properties fo:font-size="10pt" style:font-size-asian="10pt" style:font-size-complex="10pt"/>
    </style:style>
    <style:style style:name="P139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0" style:parent-style-name="DefaultText" style:family="paragraph">
      <style:text-properties fo:font-size="10pt" style:font-size-asian="10pt" style:font-size-complex="10pt"/>
    </style:style>
    <style:style style:name="P141" style:parent-style-name="DefaultText" style:family="paragraph">
      <style:text-properties fo:font-size="10pt" style:font-size-asian="10pt" style:font-size-complex="10pt"/>
    </style:style>
    <style:style style:name="P142" style:parent-style-name="DefaultText" style:family="paragraph">
      <style:text-properties fo:font-size="10pt" style:font-size-asian="10pt" style:font-size-complex="10pt" fo:language="fr" fo:country="CA"/>
    </style:style>
    <style:style style:name="P143" style:parent-style-name="DefaultText" style:family="paragraph">
      <style:text-properties fo:font-size="10pt" style:font-size-asian="10pt" style:font-size-complex="10pt" fo:language="fr" fo:country="CA"/>
    </style:style>
    <style:style style:name="P144" style:parent-style-name="DefaultText" style:family="paragraph">
      <style:text-properties fo:font-size="10pt" style:font-size-asian="10pt" style:font-size-complex="10pt"/>
    </style:style>
    <style:style style:name="P145" style:parent-style-name="DefaultText" style:family="paragraph">
      <style:text-properties fo:font-size="10pt" style:font-size-asian="10pt" style:font-size-complex="10pt"/>
    </style:style>
    <style:style style:name="P146" style:parent-style-name="DefaultText" style:family="paragraph">
      <style:text-properties fo:font-size="10pt" style:font-size-asian="10pt" style:font-size-complex="10pt"/>
    </style:style>
    <style:style style:name="P147" style:parent-style-name="DefaultText" style:family="paragraph">
      <style:text-properties fo:font-size="10pt" style:font-size-asian="10pt" style:font-size-complex="10pt"/>
    </style:style>
    <style:style style:name="P148" style:parent-style-name="DefaultText" style:family="paragraph">
      <style:text-properties fo:font-size="10pt" style:font-size-asian="10pt" style:font-size-complex="10pt"/>
    </style:style>
    <style:style style:name="P149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0" style:parent-style-name="DefaultText" style:family="paragraph">
      <style:text-properties fo:font-style="italic" style:font-style-asian="italic" style:font-style-complex="italic"/>
    </style:style>
    <style:style style:name="P151" style:parent-style-name="DefaultText" style:family="paragraph">
      <style:text-properties fo:font-size="10pt" style:font-size-asian="10pt" style:font-size-complex="10pt"/>
    </style:style>
    <style:style style:name="P152" style:parent-style-name="DefaultText" style:family="paragraph">
      <style:text-properties fo:font-size="10pt" style:font-size-asian="10pt" style:font-size-complex="10pt"/>
    </style:style>
    <style:style style:name="P153" style:parent-style-name="DefaultText" style:family="paragraph">
      <style:text-properties fo:font-size="10pt" style:font-size-asian="10pt" style:font-size-complex="10pt"/>
    </style:style>
    <style:style style:name="T154" style:parent-style-name="Policepardéfaut" style:family="text">
      <style:text-properties fo:font-size="10pt" style:font-size-asian="10pt" style:font-size-complex="10pt"/>
    </style:style>
    <style:style style:name="P155" style:parent-style-name="DefaultText" style:family="paragraph">
      <style:text-properties fo:font-size="10pt" style:font-size-asian="10pt" style:font-size-complex="10pt"/>
    </style:style>
    <style:style style:name="P156" style:parent-style-name="DefaultText" style:family="paragraph">
      <style:text-properties fo:font-size="10pt" style:font-size-asian="10pt" style:font-size-complex="10pt"/>
    </style:style>
    <style:style style:name="P157" style:parent-style-name="DefaultText" style:family="paragraph">
      <style:text-properties fo:font-size="10pt" style:font-size-asian="10pt" style:font-size-complex="10pt"/>
    </style:style>
    <style:style style:name="P158" style:parent-style-name="DefaultText" style:family="paragraph">
      <style:text-properties fo:font-size="10pt" style:font-size-asian="10pt" style:font-size-complex="10pt"/>
    </style:style>
    <style:style style:name="P159" style:parent-style-name="DefaultText" style:family="paragraph">
      <style:text-properties fo:font-size="10pt" style:font-size-asian="10pt" style:font-size-complex="10pt"/>
    </style:style>
    <style:style style:name="P160" style:parent-style-name="DefaultText" style:family="paragraph">
      <style:text-properties fo:font-size="10pt" style:font-size-asian="10pt" style:font-size-complex="10pt"/>
    </style:style>
    <style:style style:name="P161" style:parent-style-name="DefaultText" style:family="paragraph">
      <style:text-properties fo:font-size="10pt" style:font-size-asian="10pt" style:font-size-complex="10pt"/>
    </style:style>
    <style:style style:name="P162" style:parent-style-name="DefaultText" style:family="paragraph">
      <style:text-properties fo:font-size="10pt" style:font-size-asian="10pt" style:font-size-complex="10pt"/>
    </style:style>
    <style:style style:name="P163" style:parent-style-name="DefaultText" style:family="paragraph">
      <style:text-properties fo:font-size="10pt" style:font-size-asian="10pt" style:font-size-complex="10pt"/>
    </style:style>
    <style:style style:name="P164" style:parent-style-name="DefaultText" style:family="paragraph">
      <style:text-properties fo:font-size="10pt" style:font-size-asian="10pt" style:font-size-complex="10pt"/>
    </style:style>
    <style:style style:name="P165" style:parent-style-name="DefaultText" style:family="paragraph">
      <style:text-properties fo:font-size="10pt" style:font-size-asian="10pt" style:font-size-complex="10pt"/>
    </style:style>
    <style:style style:name="P166" style:parent-style-name="DefaultText" style:family="paragraph">
      <style:text-properties fo:font-size="10pt" style:font-size-asian="10pt" style:font-size-complex="10pt"/>
    </style:style>
    <style:style style:name="P167" style:parent-style-name="DefaultText" style:family="paragraph">
      <style:text-properties fo:font-style="italic" style:font-style-asian="italic" style:font-style-complex="italic"/>
    </style:style>
    <style:style style:name="P168" style:parent-style-name="DefaultText" style:family="paragraph">
      <style:text-properties fo:font-style="italic" style:font-style-asian="italic" style:font-style-complex="italic"/>
    </style:style>
    <style:style style:name="P169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70" style:parent-style-name="DefaultText" style:family="paragraph">
      <style:text-properties fo:font-style="italic" style:font-style-asian="italic" style:font-style-complex="italic"/>
    </style:style>
    <style:style style:name="P171" style:parent-style-name="DefaultText" style:family="paragraph">
      <style:text-properties fo:font-size="10pt" style:font-size-asian="10pt" style:font-size-complex="10pt"/>
    </style:style>
    <style:style style:name="P172" style:parent-style-name="DefaultText" style:family="paragraph">
      <style:text-properties fo:font-size="10pt" style:font-size-asian="10pt" style:font-size-complex="10pt"/>
    </style:style>
    <style:style style:name="P173" style:parent-style-name="DefaultText" style:family="paragraph">
      <style:text-properties fo:font-size="10pt" style:font-size-asian="10pt" style:font-size-complex="10pt"/>
    </style:style>
    <style:style style:name="P174" style:parent-style-name="DefaultText" style:family="paragraph">
      <style:text-properties fo:font-size="10pt" style:font-size-asian="10pt" style:font-size-complex="10pt"/>
    </style:style>
    <style:style style:name="P175" style:parent-style-name="DefaultText" style:family="paragraph">
      <style:text-properties fo:font-size="10pt" style:font-size-asian="10pt" style:font-size-complex="10pt"/>
    </style:style>
    <style:style style:name="P176" style:parent-style-name="DefaultText" style:family="paragraph">
      <style:text-properties fo:font-size="10pt" style:font-size-asian="10pt" style:font-size-complex="10pt"/>
    </style:style>
    <style:style style:name="P177" style:parent-style-name="DefaultText" style:family="paragraph">
      <style:text-properties fo:font-size="10pt" style:font-size-asian="10pt" style:font-size-complex="10pt"/>
    </style:style>
    <style:style style:name="P178" style:parent-style-name="DefaultText" style:family="paragraph">
      <style:text-properties fo:font-size="10pt" style:font-size-asian="10pt" style:font-size-complex="10pt"/>
    </style:style>
    <style:style style:name="P179" style:parent-style-name="DefaultText" style:family="paragraph">
      <style:text-properties fo:font-size="10pt" style:font-size-asian="10pt" style:font-size-complex="10pt"/>
    </style:style>
    <style:style style:name="P180" style:parent-style-name="DefaultText" style:family="paragraph">
      <style:text-properties fo:font-size="10pt" style:font-size-asian="10pt" style:font-size-complex="10pt"/>
    </style:style>
    <style:style style:name="P181" style:parent-style-name="DefaultText" style:family="paragraph">
      <style:text-properties fo:font-style="italic" style:font-style-asian="italic" style:font-style-complex="italic"/>
    </style:style>
    <style:style style:name="P182" style:parent-style-name="DefaultText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84" style:family="table-column">
      <style:table-column-properties style:column-width="2.1708in" style:use-optimal-column-width="false"/>
    </style:style>
    <style:style style:name="TableColumn185" style:family="table-column">
      <style:table-column-properties style:column-width="0.8993in" style:use-optimal-column-width="false"/>
    </style:style>
    <style:style style:name="TableColumn186" style:family="table-column">
      <style:table-column-properties style:column-width="1.0416in" style:use-optimal-column-width="false"/>
    </style:style>
    <style:style style:name="TableColumn187" style:family="table-column">
      <style:table-column-properties style:column-width="0.3493in" style:use-optimal-column-width="false"/>
    </style:style>
    <style:style style:name="TableColumn188" style:family="table-column">
      <style:table-column-properties style:column-width="1.1152in" style:use-optimal-column-width="false"/>
    </style:style>
    <style:style style:name="TableColumn189" style:family="table-column">
      <style:table-column-properties style:column-width="1.1159in" style:use-optimal-column-width="false"/>
    </style:style>
    <style:style style:name="Table183" style:family="table">
      <style:table-properties style:width="6.6923in" fo:margin-left="-0.009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2" style:parent-style-name="TableHeading" style:family="paragraph">
      <style:text-properties fo:color="#99284C" style:font-size-complex="10pt"/>
    </style:style>
    <style:style style:name="TableCell193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4" style:parent-style-name="TableHeading" style:family="paragraph">
      <style:text-properties fo:color="#99284C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6" style:parent-style-name="TableHeading" style:family="paragraph">
      <style:text-properties fo:color="#99284C" style:font-size-complex="10pt"/>
    </style:style>
    <style:style style:name="TableCell197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8" style:parent-style-name="TableHeading" style:family="paragraph">
      <style:text-properties fo:color="#99284C" style:font-size-complex="10pt"/>
    </style:style>
    <style:style style:name="TableCell199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200" style:parent-style-name="TableHeading" style:family="paragraph">
      <style:text-properties fo:color="#99284C" style:font-size-complex="10pt"/>
    </style:style>
    <style:style style:name="TableCell201" style:family="table-cell">
      <style:table-cell-properties fo:border="0.0034in solid #000000" fo:background-color="#FFCC99" style:writing-mode="lr-tb" fo:padding-top="0.0381in" fo:padding-left="0.0381in" fo:padding-bottom="0.0381in" fo:padding-right="0.0381in"/>
    </style:style>
    <style:style style:name="P202" style:parent-style-name="TableHeading" style:family="paragraph">
      <style:text-properties fo:color="#99284C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size-complex="10pt"/>
    </style:style>
    <style:style style:name="P216" style:parent-style-name="TableContents" style:family="paragraph">
      <style:text-properties style:font-size-complex="10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onstruction Contract</text:p>
      <text:p text:style-name="P2"/>
      <text:p text:style-name="P3"><text:span text:style-name="T4">{company_name}</text:span>, henceforth known as “Builder,” and<text:s/><text:span text:style-name="T5">{mycompany_name}</text:span>,<text:s/>henceforth known as “Client,” are entering into this contract this<text:s/><text:span text:style-name="T6">{object_date}</text:span>, for the purposes of establishing the provisions of the construction of<text:s/>{object_ref_customer}, located at<text:s/>{object_note}.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{mycompany_logo}</text:span></text:p>
          </table:table-cell>
          <table:table-cell table:style-name="TableCell16">
            <text:p text:style-name="P17">Ref. : {object_ref}</text:p>
            <text:p text:style-name="P18"><text:span text:style-name="T19">Ref. customer :<text:s/></text:span><text:span text:style-name="T20">{object_ref_customer}</text:span></text:p>
            <text:p text:style-name="P21"><text:span text:style-name="T22">Date :<text:s/></text:span>{object_date}</text:p>
            <text:p text:style-name="P23"><text:span text:style-name="T24">Validity ending date :<text:s/></text:span><text:span text:style-name="T25">{object_date_validation}</text:span></text:p>
          </table:table-cell>
        </table:table-row>
        <table:table-row table:style-name="TableRow26">
          <table:table-cell table:style-name="TableCell27">
            <text:p text:style-name="P28"/>
            <text:p text:style-name="P29">From:</text:p>
          </table:table-cell>
          <table:table-cell table:style-name="TableCell30">
            <text:p text:style-name="P31"/>
            <text:p text:style-name="P32">To:</text:p>
          </table:table-cell>
        </table:table-row>
      </table:table>
      <text:p text:style-name="P33"><text:span text:style-name="T34"><draw:custom-shape svg:x="3.3375in" svg:y="0.00417in" svg:width="3.25in" svg:height="1.11458in" draw:z-index="251661312" draw:id="id0" draw:style-name="a0" draw:name="Rectangle à coins arrondis 2" text:anchor-type="paragraph"><svg:title/><svg:desc/><text:p text:style-name="P35">{company_name}</text:p><text:p text:style-name="P36">{company_address}</text:p><text:p text:style-name="P37">{company_zip}, {company_town}, {company_country}</text:p><text:p text:style-name="P38">Phone: {company_phone}</text:p><text:p text:style-name="Normal"><text:span text:style-name="T39">Web: {company_web}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4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0"><draw:custom-shape svg:x="-0.00625in" svg:y="0.00417in" svg:width="3.26042in" svg:height="1.11458in" draw:z-index="251659264" draw:id="id1" draw:style-name="a1" draw:name="Rectangle à coins arrondis 1" text:anchor-type="paragraph"><svg:title/><svg:desc/><text:p text:style-name="P41">{mycompany_name}</text:p><text:p text:style-name="P42">{mycompany_address}</text:p><text:p text:style-name="P43">{mycompany_zip}, {mycompany_town}, {mycompany_country}</text:p><text:p text:style-name="P44">Phone: {mycompany_phone}</text:p><text:p text:style-name="Normal"><text:span text:style-name="T45">Web: {mycompany_web}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4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6"/>
      <text:p text:style-name="P47"/>
      <text:p text:style-name="P48"/>
      <text:p text:style-name="P49"/>
      <text:p text:style-name="P50"/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Some Description of the Contract:</text:p>
            <text:p text:style-name="P57"/>
            <text:p text:style-name="P58"/>
          </table:table-cell>
        </table:table-row>
      </table:table>
      <text:p text:style-name="P59"/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DefaultText">{company_name}</text:p>
            <text:p text:style-name="DefaultText">Builder Name<text:tab/><text:tab/><text:span text:style-name="T67"><text:tab/></text:span><text:span text:style-name="T68"><text:tab/></text:span></text:p>
          </table:table-cell>
          <table:table-cell table:style-name="TableCell69">
            <text:p text:style-name="P70">___________________________</text:p>
            <text:p text:style-name="P71">Builder Signature</text:p>
            <text:p text:style-name="P72"/>
          </table:table-cell>
        </table:table-row>
        <table:table-row table:style-name="TableRow73">
          <table:table-cell table:style-name="TableCell74">
            <text:p text:style-name="DefaultText">{mycompany_name}</text:p>
            <text:p text:style-name="DefaultText">Client Name<text:tab/><text:tab/><text:span text:style-name="T75"><text:tab/></text:span><text:span text:style-name="T76"><text:tab/></text:span></text:p>
          </table:table-cell>
          <table:table-cell table:style-name="TableCell77">
            <text:p text:style-name="P78">___________________________</text:p>
            <text:p text:style-name="P79">Client<text:s/>Signature</text:p>
            <text:p text:style-name="P80"/>
          </table:table-cell>
        </table:table-row>
      </table:table>
      <text:p text:style-name="Normal"/>
      <text:p text:style-name="Normal"/>
      <text:p text:style-name="P81"/>
      <text:p text:style-name="P82">TEMPLATE DOCUMENT FOR COMERCIAL PROPOSAL</text:p>
      <text:p text:style-name="DefaultText"/>
      <text:p text:style-name="DefaultText">This is an ODT template document used to generate personalized documents for your customers or suppliers.</text:p>
      <text:p text:style-name="DefaultText"/>
      <text:p text:style-name="DefaultText"><text:span text:style-name="T83">My information:</text:span></text:p>
      <text:p text:style-name="P84">This is a list of<text:s/>tags that will be replaced with your informations:</text:p>
      <text:p text:style-name="P85">mycompany_logo = {mycompany_logo}</text:p>
      <text:p text:style-name="P86">mycompany_name = {mycompany_name}</text:p>
      <text:p text:style-name="P87">mycompany_address = {mycompany_address}</text:p>
      <text:p text:style-name="P88">mycompany_zip = {mycompany_zip}</text:p>
      <text:p text:style-name="P89">mycompany_town = {mycompany_town}</text:p>
      <text:p text:style-name="P90">mycompany_country = {mycompany_country}</text:p>
      <text:p text:style-name="P91">mycompany_country_code = {mycompany_country_code}</text:p>
      <text:p text:style-name="P92">mycompany_state = {mycompany_state}</text:p>
      <text:p text:style-name="P93">mycompany_state_code = {mycompany_state_code}</text:p>
      <text:p text:style-name="P94">mycompany_phone = {mycompany_phone}</text:p>
      <text:p text:style-name="P95">mycompany_fax = {mycompany_fax}</text:p>
      <text:p text:style-name="P96">mycompany_email = {mycompany_email}</text:p>
      <text:p text:style-name="P97">mycompany_web = {mycompany_web}</text:p>
      <text:soft-page-break/>
      <text:p text:style-name="P98">mycompany_barcode = {mycompany_barcode}</text:p>
      <text:p text:style-name="P99">mycompany_capital= {mycompany_capital}</text:p>
      <text:p text:style-name="P100">mycompany_juridicalstatus= {mycompany_juridicalstatus}</text:p>
      <text:p text:style-name="P101">mycompany_idprof1 = {mycompany_idprof1}</text:p>
      <text:p text:style-name="P102">mycompany_idprof2 = {mycompany_idprof2}</text:p>
      <text:p text:style-name="P103">mycompany_idprof3 =<text:s/>{mycompany_idprof3}</text:p>
      <text:p text:style-name="P104">mycompany_idprof4 = {mycompany_idprof4}</text:p>
      <text:p text:style-name="P105">mycompany_idprof5 = {mycompany_idprof5}</text:p>
      <text:p text:style-name="P106">mycompany_idprof6 = {mycompany_idprof6}</text:p>
      <text:p text:style-name="P107">mycompany_vatnumber = {mycompany_vatnumber}</text:p>
      <text:p text:style-name="P108">mycompany_note = {mycompany_note}</text:p>
      <text:p text:style-name="P109">...</text:p>
      <text:p text:style-name="P110"/>
      <text:p text:style-name="P111">Customers, prospects or suppliers<text:s/>information:</text:p>
      <text:p text:style-name="P112">This is a list of other tags that will be replaced with correct values (tags between {}) :</text:p>
      <text:p text:style-name="P113">company_name = {company_name}</text:p>
      <text:p text:style-name="P114">company_address = {company_address}</text:p>
      <text:p text:style-name="P115">company_zip = {company_zip}</text:p>
      <text:p text:style-name="P116">company_town = {company_town}</text:p>
      <text:p text:style-name="P117">company_country = {company_country}</text:p>
      <text:p text:style-name="P118">company_country_code = {company_country_code}</text:p>
      <text:p text:style-name="P119">company_state = {company_state}</text:p>
      <text:p text:style-name="P120">company_state_code = {company_state_code}</text:p>
      <text:p text:style-name="P121">company_phone = {company_phone}</text:p>
      <text:p text:style-name="P122">company_fax = {company_fax}</text:p>
      <text:p text:style-name="P123">company_email = {company_email}</text:p>
      <text:p text:style-name="P124">company_web = {company_web}</text:p>
      <text:p text:style-name="P125">company_barcode = {company_barcode}</text:p>
      <text:p text:style-name="P126">company_customercode = {company_customercode}</text:p>
      <text:p text:style-name="P127">company_suppliercode = {company_suppliercode}</text:p>
      <text:p text:style-name="P128">company_capital = {company_capital}</text:p>
      <text:p text:style-name="P129">company_juridicalstatus = {company_juridicalstatus}</text:p>
      <text:p text:style-name="P130">company_idprof1 = {company_idprof1}</text:p>
      <text:p text:style-name="P131">company_idprof2 = {company_idprof2}</text:p>
      <text:p text:style-name="P132">company_idprof3 = {company_idprof3}</text:p>
      <text:p text:style-name="P133">company_idprof4 = {company_idprof4}</text:p>
      <text:p text:style-name="P134">company_idprof5 = {company_idprof5}</text:p>
      <text:p text:style-name="P135">company_idprof6 = {company_idprof6}</text:p>
      <text:p text:style-name="P136">company_vatnumber = {company_vatnumber}</text:p>
      <text:p text:style-name="P137">company_note = {company_note}</text:p>
      <text:p text:style-name="P138">…</text:p>
      <text:p text:style-name="DefaultText"/>
      <text:p text:style-name="P139">User information:</text:p>
      <text:p text:style-name="P140">myuser_lastname = {myuser_lastname}</text:p>
      <text:p text:style-name="P141">myuser_firstname = {myuser_firstname}</text:p>
      <text:p text:style-name="P142">myuser_login = {myuser_login}</text:p>
      <text:p text:style-name="P143">myuser_email = {myuser_email}</text:p>
      <text:p text:style-name="P144">...</text:p>
      <text:p text:style-name="P145"/>
      <text:p text:style-name="P146"/>
      <text:p text:style-name="P147"/>
      <text:p text:style-name="P148"/>
      <text:p text:style-name="P149">Object information:</text:p>
      <text:p text:style-name="P150">This is a list of other tags that will be replaced with correct values (tags<text:s/>between {}) :</text:p>
      <text:p text:style-name="P151">object_id = {object_id}</text:p>
      <text:p text:style-name="P152">object_ref = {object_ref}</text:p>
      <text:p text:style-name="P153">object_ref_customer = {object_ref_customer}</text:p>
      <text:p text:style-name="DefaultText"><text:span text:style-name="T154">object_date =<text:s/></text:span>{object_date}</text:p>
      <text:p text:style-name="P155">object_date_end = {object_date_end}</text:p>
      <text:p text:style-name="P156">object_date_creation = {object_date_creation}</text:p>
      <text:p text:style-name="P157">object_date_validation =<text:s/>{object_date_validation}</text:p>
      <text:p text:style-name="P158">object_total_ht = {object_total_ht}</text:p>
      <text:soft-page-break/>
      <text:p text:style-name="P159">object_total_vat = {object_total_vat}</text:p>
      <text:p text:style-name="P160">object_total_ttc = {object_total_ttc}</text:p>
      <text:p text:style-name="P161">object_payment_mode = {object_payment_mode}</text:p>
      <text:p text:style-name="P162">object_payment_term = {object_payment_term}</text:p>
      <text:p text:style-name="P163">object_note_private = {object_note_private}</text:p>
      <text:p text:style-name="P164">object_note = {object_note}</text:p>
      <text:p text:style-name="P165">free_text = {free_text}</text:p>
      <text:p text:style-name="P166">...</text:p>
      <text:p text:style-name="P167"/>
      <text:p text:style-name="P168"/>
      <text:p text:style-name="P169">Lines of object:</text:p>
      <text:p text:style-name="P170">This is how to use arrays for lines of objects (invoices, commercial proposal, orders, etc...). You must create your array in the document and fill it with following<text:s/>tags:</text:p>
      <text:p text:style-name="P171">[!-- BEGIN row.lines --]</text:p>
      <text:p text:style-name="P172"><text:tab/>{line_fulldesc}</text:p>
      <text:p text:style-name="P173"><text:tab/>{line_vatrate}</text:p>
      <text:p text:style-name="P174"><text:tab/>{line_up}</text:p>
      <text:p text:style-name="P175"><text:tab/>{line_qty}</text:p>
      <text:p text:style-name="P176"><text:tab/>{line_discount_percent}</text:p>
      <text:p text:style-name="P177"><text:tab/>{line_price_ht}</text:p>
      <text:p text:style-name="P178"><text:tab/>{line_price_vat}</text:p>
      <text:p text:style-name="P179"><text:tab/>{line_price_ttc}</text:p>
      <text:p text:style-name="P180">[!-- END row.lines --]</text:p>
      <text:p text:style-name="P181"/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header-rows>
          <table:table-row table:style-name="TableRow190">
            <table:table-cell table:style-name="TableCell191">
              <text:p text:style-name="P192">__Description__</text:p>
            </table:table-cell>
            <table:table-cell table:style-name="TableCell193">
              <text:p text:style-name="P194">__VatRate__</text:p>
            </table:table-cell>
            <table:table-cell table:style-name="TableCell195">
              <text:p text:style-name="P196">__UP__</text:p>
            </table:table-cell>
            <table:table-cell table:style-name="TableCell197">
              <text:p text:style-name="P198">__Qty__</text:p>
            </table:table-cell>
            <table:table-cell table:style-name="TableCell199">
              <text:p text:style-name="P200">__Discount__</text:p>
            </table:table-cell>
            <table:table-cell table:style-name="TableCell201">
              <text:p text:style-name="P202">__TotalHT__</text:p>
            </table:table-cell>
          </table:table-row>
        </table:table-header-rows>
        <table:table-row table:style-name="TableRow203">
          <table:table-cell table:style-name="TableCell204">
            <text:p text:style-name="P205">[!-- BEGIN row.lines --]{line_fulldesc}</text:p>
          </table:table-cell>
          <table:table-cell table:style-name="TableCell206">
            <text:p text:style-name="P207">{line_vatrate}</text:p>
          </table:table-cell>
          <table:table-cell table:style-name="TableCell208">
            <text:p text:style-name="P209">{line_up}</text:p>
          </table:table-cell>
          <table:table-cell table:style-name="TableCell210">
            <text:p text:style-name="P211">{line_qty}</text:p>
          </table:table-cell>
          <table:table-cell table:style-name="TableCell212">
            <text:p text:style-name="P213">{line_discount_percent}</text:p>
          </table:table-cell>
          <table:table-cell table:style-name="TableCell214">
            <text:p text:style-name="P215">{line_price_ht}</text:p>
            <text:p text:style-name="P216">[!-- END row.lines --]</text:p>
          </table:table-cell>
        </table:table-row>
      </table:table>
      <text:p text:style-name="DefaultText"/>
      <text:p text:style-name="DefaultText"/>
      <text:p text:style-name="DefaultText"/>
      <text:p text:style-name="DefaultText"/>
      <text:p text:style-name="DefaultText">For complete list of available tags, see on user documentation about using ODT templates on wiki:</text:p>
      <text:p text:style-name="DefaultText"><text:a xlink:href="http://wiki.dolibarr.org/index.php/Create_an_ODT_document_template" office:target-frame-name="_top" xlink:show="replace">http://wiki.dolibarr.org/index.php/Create_an_ODT_document_template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13:56:00Z</meta:creation-date>
    <dc:date>2015-03-24T14:39:00Z</dc:date>
    <meta:template xlink:href="Normal.dotm" xlink:type="simple"/>
    <meta:editing-cycles>8</meta:editing-cycles>
    <meta:editing-duration>PT21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9" meta:word-count="699" meta:character-count="4535" meta:row-count="32" meta:non-whitespace-character-count="3845"/>
  </office:meta>
</office:document-meta>
</file>